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BIContainer.getDeployArch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setActivationSpecs( ActivationSpec [ ] activationSpe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Deploy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setEndpoints( Map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afterPropertiesSet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pringJBIContainer.setComponentNames( String [ ] compone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initEndpoi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pringJBIContain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JBIContainer.isKnownEndpoint( Object endpoint , Class [ ] known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JBIContainer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JBIContainer.getBean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JBIContainer.setDeployArchives( String [ ] deployArchiv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setComponents( Map 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setDeployments( DeploySupport [ ] deploy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ActivationSp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ComponentForEndpoint( Method getEndpointClassesMethod , Object endpo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ringJBIContaine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chooseComponentName( Objec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JBIContainer.onShutDown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getCompon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BIContainer.lookupBean( String compon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